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234CD473022E105828A.png" manifest:media-type="image/png"/>
  <manifest:file-entry manifest:full-path="Pictures/100002010000068F0000006E878CE92C3E80BCF5.png" manifest:media-type="image/png"/>
  <manifest:file-entry manifest:full-path="Pictures/100002010000061F0000019829C5DCD9E5CBDF8D.png" manifest:media-type="image/png"/>
  <manifest:file-entry manifest:full-path="Pictures/10000201000004C0000002A126CE90C1EFF12EA4.png" manifest:media-type="image/png"/>
  <manifest:file-entry manifest:full-path="Pictures/10000000000005C800000081C3D0673CB9E4D9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.069cm" fo:min-width="13.5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791cm" fo:min-width="18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6600" draw:marker-start-width="0.242cm" draw:marker-end-width="0.242cm" draw:fill="none" draw:textarea-horizontal-align="justify" draw:textarea-vertical-align="middle" draw:auto-grow-height="false" fo:min-height="0.85cm" fo:min-width="18.5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svg:stroke-color="#006600" draw:marker-start-width="0.242cm" draw:marker-end-width="0.242cm" draw:fill="none" draw:textarea-horizontal-align="justify" draw:textarea-vertical-align="middle" draw:auto-grow-height="false" fo:min-height="0.81cm" fo:min-width="18.5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ff9999" draw:marker-start-width="0.242cm" draw:marker-end-width="0.242cm" draw:fill="none" draw:textarea-horizontal-align="justify" draw:textarea-vertical-align="middle" draw:auto-grow-height="false" fo:min-height="0.689cm" fo:min-width="18.47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.417cm" fo:min-width="18.47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.022cm" fo:min-width="4.7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.022cm" fo:min-width="7.339cm" fo:padding-top="0.139cm" fo:padding-bottom="0.139cm" fo:padding-left="0.264cm" fo:padding-right="0.264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759cm, 2.722cm, 0cm, 4.327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.171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022cm" fo:min-width="4.4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022cm" fo:min-width="5.8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7.142cm" svg:x="0.7cm" svg:y="2.4cm">
          <draw:image xlink:href="Pictures/10000000000005DC00000234CD473022E105828A.png" xlink:type="simple" xlink:show="embed" xlink:actuate="onLoad">
            <text:p/>
          </draw:image>
        </draw:frame>
        <draw:custom-shape draw:style-name="gr2" draw:text-style-name="P2" draw:layer="layout" svg:width="14.1cm" svg:height="1.347cm" svg:x="0.7cm" svg:y="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1.069cm" svg:x="0.7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cm" svg:height="1.1cm" svg:x="0.7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cm" svg:height="1.06cm" svg:x="0.7cm" svg:y="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9cm" svg:height="0.967cm" svg:x="0.7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9cm" svg:height="0.695cm" svg:x="0.7cm" svg:y="8.00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1" draw:text-style-name="P1" draw:layer="layout" svg:width="18.999cm" svg:height="1.243cm" svg:x="1.117cm" svg:y="4.868cm">
          <draw:image xlink:href="Pictures/100002010000068F0000006E878CE92C3E80BCF5.png" xlink:type="simple" xlink:show="embed" xlink:actuate="onLoad">
            <text:p/>
          </draw:image>
        </draw:frame>
        <draw:custom-shape draw:style-name="gr8" draw:text-style-name="P2" draw:layer="layout" svg:width="5.3cm" svg:height="0.3cm" svg:x="1.1cm" svg:y="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867cm" svg:height="0.3cm" svg:x="10.5cm" svg:y="5.54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0" draw:text-style-name="P1" draw:layer="layout" svg:width="18.945cm" svg:height="0.973cm" svg:x="0.4cm" svg:y="11.25cm">
          <draw:image xlink:href="Pictures/10000000000005C800000081C3D0673CB9E4D998.png" xlink:type="simple" xlink:show="embed" xlink:actuate="onLoad">
            <text:p/>
          </draw:image>
        </draw:frame>
        <draw:frame draw:style-name="gr11" draw:text-style-name="P1" draw:layer="layout" svg:width="18.999cm" svg:height="10.413cm" svg:x="0.601cm" svg:y="0.886cm">
          <draw:image xlink:href="Pictures/10000201000004C0000002A126CE90C1EFF12EA4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12" draw:text-style-name="P1" draw:layer="layout" svg:width="18.999cm" svg:height="4.946cm" svg:x="1.201cm" svg:y="9.3cm">
          <draw:image xlink:href="Pictures/100002010000061F0000019829C5DCD9E5CBDF8D.png" xlink:type="simple" xlink:show="embed" xlink:actuate="onLoad">
            <text:p text:style-name="P1"><text:s/></text:p>
          </draw:image>
        </draw:frame>
        <draw:custom-shape draw:style-name="gr13" draw:text-style-name="P2" draw:layer="layout" svg:width="5cm" svg:height="0.3cm" svg:x="1.6cm" svg:y="12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4cm" svg:height="0.3cm" svg:x="11.3cm" svg:y="13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ué Tille</meta:initial-creator>
    <meta:creation-date>2017-12-02T14:33:51.199530093</meta:creation-date>
    <dc:date>2017-12-02T16:19:59.436279378</dc:date>
    <dc:creator>Josué Tille</dc:creator>
    <meta:editing-duration>PT24M25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